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320000002585C39BAEF.png"/>
  <manifest:file-entry manifest:media-type="image/png" manifest:full-path="Pictures/100000000000031A00000253E3C857B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title" style:list-style-name="L5">
      <style:graphic-properties draw:fill-color="#ffffff" draw:auto-grow-height="true" fo:min-height="3.005cm"/>
    </style:style>
    <style:style style:name="pr7" style:family="presentation" style:parent-style-name="lyt-aqua-outline1">
      <style:graphic-properties draw:fill-color="#ffffff" fo:min-height="11.874cm"/>
    </style:style>
    <style:style style:name="pr8" style:family="presentation" style:parent-style-name="lyt-aqua-notes">
      <style:graphic-properties draw:fill-color="#ffffff" draw:auto-grow-height="true" fo:min-height="13.364cm"/>
    </style:style>
    <style:style style:name="pr9" style:family="presentation" style:parent-style-name="lyt-aqua-outline1">
      <style:graphic-properties fo:min-height="11.5cm"/>
    </style:style>
    <style:style style:name="pr10" style:family="presentation" style:parent-style-name="lyt-aqua-title" style:list-style-name="L5">
      <style:graphic-properties draw:fill-color="#ffffff" draw:auto-grow-height="true" fo:min-height="3.005cm"/>
    </style:style>
    <style:style style:name="pr11" style:family="presentation" style:parent-style-name="lyt-aqua-title">
      <style:graphic-properties fo:min-height="3.005cm"/>
    </style:style>
    <style:style style:name="pr12" style:family="presentation" style:parent-style-name="lyt-aqua-outline1">
      <style:graphic-properties fo:min-height="9.857cm"/>
    </style:style>
    <style:style style:name="pr13" style:family="presentation" style:parent-style-name="lyt-aqua-notes">
      <style:graphic-properties draw:fill-color="#ffffff" fo:min-height="13.364cm"/>
    </style:style>
    <style:style style:name="co1" style:family="table-column">
      <style:table-column-properties style:column-width="8.199cm" style:use-optimal-column-width="false"/>
    </style:style>
    <style:style style:name="co2" style:family="table-column">
      <style:table-column-properties style:column-width="8.2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ffffff" style:repeat="repeat"/>
      <style:paragraph-properties fo:border="0.02cm solid #000080"/>
      <style:text-properties fo:font-size="28pt" style:font-size-asian="18pt" style:font-size-complex="18pt"/>
    </style:style>
    <style:style style:name="ce2" style:family="table-cell">
      <style:graphic-properties draw:fill-color="#ffffff" style:repeat="repeat"/>
      <style:paragraph-properties fo:border="0.02cm solid #000080"/>
      <style:text-properties fo:font-size="32pt" style:font-size-asian="32pt" style:font-size-complex="32pt"/>
    </style:style>
    <style:style style:name="P1" style:family="paragraph">
      <style:text-properties fo:font-size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8pt" style:font-size-asian="18pt" style:font-size-complex="18pt"/>
    </style:style>
    <style:style style:name="P4" style:family="paragraph">
      <style:paragraph-properties fo:margin-left="0.6cm" fo:margin-right="0cm" fo:text-indent="-1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text-properties fo:hyphenate="true"/>
    </style:style>
    <style:style style:name="P7" style:family="paragraph">
      <style:text-properties fo:font-size="28.1000003814697pt"/>
    </style:style>
    <style:style style:name="P8" style:family="paragraph">
      <style:paragraph-properties fo:margin-left="0cm" fo:margin-right="0cm" fo:text-indent="0cm"/>
      <style:text-properties fo:font-size="28pt" style:font-size-asian="28pt" style:font-size-complex="28pt" fo:hyphenate="true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family="'Lucida Grande'" style:font-style-name="Regular" style:font-family-asian="'Lucida Grande'" style:font-style-name-asian="Regular" style:font-family-complex="'Lucida Grande'" style:font-style-name-complex="Regular"/>
    </style:style>
    <style:style style:name="T2" style:family="text">
      <style:text-properties fo:font-family="Albany" style:font-family-generic="roman" style:font-pitch="variable" style:font-family-asian="'Lucida Grande'" style:font-style-name-asian="Regular" style:font-family-complex="'Lucida Grande'" style:font-style-name-complex="Regula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80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Albany" style:font-family-generic="roman" style:font-pitch="variable" fo:font-size="32pt" style:font-family-asian="'Lucida Grande'" style:font-style-name-asian="Regular" style:font-size-asian="32pt" style:font-family-complex="'Lucida Grande'" style:font-style-name-complex="Regular" style:font-size-complex="32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506cm" svg:x="1.4cm" svg:y="2.437cm" presentation:class="title" presentation:user-transformed="true">
          <draw:text-box>
            <text:p><text:span text:style-name="T1">λ</text:span><text:span text:style-name="T2">'s and POP's</text:span></text:p>
          </draw:text-box>
        </draw:frame>
        <draw:frame presentation:style-name="pr2" draw:text-style-name="P1" draw:layer="layout" svg:width="24.599cm" svg:height="11.5cm" svg:x="2cm" svg:y="5.5cm" presentation:class="subtitle">
          <draw:text-box>
            <text:p text:style-name="P1">Jan Hettich</text:p>
            <text:p text:style-name="P1">LVRUG</text:p>
            <text:p text:style-name="P1">5/21/2014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Two kinds of Proc</text:p>
          </draw:text-box>
        </draw:frame>
        <draw:frame draw:style-name="standard" draw:layer="layout" svg:width="24.598cm" svg:height="8.332cm" svg:x="2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">“plain old proc”</text:p>
              </table:table-cell>
              <table:table-cell>
                <text:p text:style-name="P2">lambda</text:p>
              </table:table-cell>
            </table:table-row>
            <table:table-row table:style-name="ro1" table:default-cell-style-name="ce1">
              <table:table-cell>
                <text:p text:style-name="P3">closure?</text:p>
              </table:table-cell>
              <table:table-cell>
                <text:p text:style-name="P3">yes</text:p>
              </table:table-cell>
              <table:table-cell>
                <text:p text:style-name="P3">yes</text:p>
              </table:table-cell>
            </table:table-row>
            <table:table-row table:style-name="ro1" table:default-cell-style-name="ce1">
              <table:table-cell>
                <text:p text:style-name="P3">class</text:p>
              </table:table-cell>
              <table:table-cell>
                <text:p text:style-name="P3">Proc</text:p>
              </table:table-cell>
              <table:table-cell>
                <text:p text:style-name="P3">Proc</text:p>
              </table:table-cell>
            </table:table-row>
            <table:table-row table:style-name="ro1" table:default-cell-style-name="ce1">
              <table:table-cell>
                <text:p text:style-name="P3">.lambda?</text:p>
              </table:table-cell>
              <table:table-cell>
                <text:p text:style-name="P3">fals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1">
              <table:table-cell>
                <text:p text:style-name="P3">semantics</text:p>
              </table:table-cell>
              <table:table-cell>
                <text:p text:style-name="P3">yield</text:p>
              </table:table-cell>
              <table:table-cell>
                <text:p text:style-name="P3">invocation</text:p>
              </table:table-cell>
            </table:table-row>
            <table:table-row table:style-name="ro1" table:default-cell-style-name="ce1">
              <table:table-cell>
                <text:p text:style-name="P3">similar to</text:p>
              </table:table-cell>
              <table:table-cell>
                <text:p text:style-name="P3">block</text:p>
              </table:table-cell>
              <table:table-cell>
                <text:p text:style-name="P3">metho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lyt-aqua" presentation:presentation-page-layout-name="AL2T1">
        <draw:frame presentation:style-name="pr6" draw:text-style-name="P4" draw:layer="layout" svg:width="24.299cm" svg:height="3.005cm" svg:x="1.35cm" svg:y="0.717cm" presentation:class="title" presentation:user-transformed="true">
          <draw:text-box draw:corner-radius="0.024cm">
            <text:p text:style-name="P4">Creation</text:p>
          </draw:text-box>
        </draw:frame>
        <draw:frame presentation:style-name="pr7" draw:text-style-name="P5" draw:layer="layout" svg:width="21.59cm" svg:height="11.874cm" svg:x="3.556cm" svg:y="5.652cm" presentation:class="outline" presentation:user-transformed="true">
          <draw:text-box draw:corner-radius="0.024cm">
            <text:list text:style-name="L3">
              <text:list-item>
                <text:p text:style-name="P5"><text:span text:style-name="T3">“</text:span><text:span text:style-name="T3">Plain old procs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Kernel.proc {|args| code}</text:span></text:p>
                  </text:list-item>
                  <text:list-item>
                    <text:p><text:span text:style-name="T4">Proc.new {|args| code}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Lambda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Kernel.lambda {|args| code}</text:span></text:p>
                  </text:list-item>
                  <text:list-item>
                    <text:p text:style-name="P6"><text:span text:style-name="T4">literal: <text:s/>-&gt;(args) {code}</text:span></text:p>
                  </text:list-item>
                  <text:list-item>
                    <text:p><text:span text:style-name="T4">Method.to_pr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all syntax</text:p>
          </draw:text-box>
        </draw:frame>
        <draw:frame presentation:style-name="pr9" draw:layer="layout" svg:width="24.599cm" svg:height="11.5cm" svg:x="2cm" svg:y="5.5cm" presentation:class="outline" presentation:user-transformed="true">
          <draw:text-box>
            <text:list text:style-name="L3">
              <text:list-item>
                <text:p><text:span text:style-name="T6">direct call</text:span></text:p>
                <text:list>
                  <text:list-item>
                    <text:p><text:span text:style-name="T7">foo.call(args)</text:span></text:p>
                  </text:list-item>
                  <text:list-item>
                    <text:p><text:span text:style-name="T6">foo[args]</text:span></text:p>
                  </text:list-item>
                  <text:list-item>
                    <text:p><text:span text:style-name="T6">foo.(args)</text:span></text:p>
                  </text:list-item>
                </text:list>
              </text:list-item>
              <text:list-item>
                <text:p><text:span text:style-name="T6">block-style call</text:span></text:p>
                <text:list>
                  <text:list-item>
                    <text:p><text:span text:style-name="T6">iterator args, &amp;fo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10" draw:text-style-name="P4" draw:layer="layout" svg:width="24.299cm" svg:height="3.005cm" svg:x="1.35cm" svg:y="0.717cm" presentation:class="title" presentation:user-transformed="true">
          <draw:text-box draw:corner-radius="0.024cm">
            <text:p text:style-name="P4">call semantics</text:p>
          </draw:text-box>
        </draw:frame>
        <draw:frame presentation:style-name="pr7" draw:text-style-name="P5" draw:layer="layout" svg:width="21.59cm" svg:height="11.874cm" svg:x="3.075cm" svg:y="4.58cm" presentation:class="outline" presentation:user-transformed="true">
          <draw:text-box draw:corner-radius="0.024cm">
            <text:list text:style-name="L3">
              <text:list-item>
                <text:p text:style-name="P5"><text:span text:style-name="T8">yield semantics</text:span><text:span text:style-name="T3"> (blocks, pops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imilar to parallel assignment</text:span></text:p>
                  </text:list-item>
                  <text:list-item>
                    <text:p text:style-name="P6"><text:span text:style-name="T4">return =&gt; lexically enclosing metho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invocation semantics</text:span><text:span text:style-name="T3"> (methods, lambdas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number of arguments must match</text:span></text:p>
                  </text:list-item>
                  <text:list-item>
                    <text:p text:style-name="P6"><text:span text:style-name="T4">“</text:span><text:span text:style-name="T4">diminutive return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11" draw:layer="layout" svg:width="24.299cm" svg:height="3.005cm" svg:x="1.35cm" svg:y="0.717cm" presentation:class="title">
          <draw:text-box>
            <text:p>Let's look at some code</text:p>
          </draw:text-box>
        </draw:frame>
        <draw:frame presentation:style-name="pr12" draw:text-style-name="P9" draw:layer="layout" svg:width="23.72cm" svg:height="9.857cm" svg:x="1.905cm" svg:y="5.548cm" presentation:class="outline" presentation:user-transformed="true">
          <draw:text-box>
            <text:list text:style-name="L3">
              <text:list-item>
                <text:p text:style-name="P8"><text:span text:style-name="T3">A Digression on Method</text:span></text:p>
              </text:list-item>
              <text:list-item>
                <text:p text:style-name="P9"><text:span text:style-name="T3">Argument Passing</text:span></text:p>
              </text:list-item>
              <text:list-item>
                <text:p text:style-name="P9"><text:span text:style-name="T8">return</text:span><text:span text:style-name="T3"> statement</text:span></text:p>
              </text:list-item>
              <text:list-item>
                <text:p text:style-name="P9"><text:span text:style-name="T3">Using </text:span><text:span text:style-name="T8">next</text:span></text:p>
              </text:list-item>
              <text:list-item>
                <text:p text:style-name="P9"><text:span text:style-name="T3">New behavior in Ruby 2.1.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Hettich</meta:initial-creator>
    <meta:creation-date>2014-05-20T01:03:48</meta:creation-date>
    <meta:editing-duration>PT50M59S</meta:editing-duration>
    <meta:editing-cycles>7</meta:editing-cycles>
    <dc:date>2014-05-20T01:54:29</dc:date>
    <dc:creator>Jan Hettich</dc:creator>
    <meta:generator>OpenOffice/4.0.1$Unix OpenOffice.org_project/401m5$Build-9714</meta:generator>
    <meta:printed-by>Jan Hettich</meta:printed-by>
    <meta:print-date>2014-05-20T01:43:58</meta:print-date>
    <meta:document-statistic meta:object-count="56"/>
  </office:meta>
</office:document-meta>
</file>